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style:font-size-asian="15pt" style:font-size-complex="15pt"/>
    </style:style>
    <style:style style:name="P2" style:family="paragraph" style:parent-style-name="Standard">
      <style:text-properties style:font-name="Arial"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first line 1</text:p>
      <text:p text:style-name="P1">Test first lin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6T09:01:19.67</meta:creation-date>
    <dc:date>2016-09-16T10:06:20.77</dc:date>
    <meta:editing-duration>PT1M3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2" meta:word-count="8" meta:character-count="34"/>
  </office:meta>
</office:document-meta>
</file>